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9.85pt"/>
    </style:style>
    <style:style style:name="co2" style:family="table-column">
      <style:table-column-properties fo:break-before="auto" style:column-width="126.99pt"/>
    </style:style>
    <style:style style:name="co3" style:family="table-column">
      <style:table-column-properties fo:break-before="auto" style:column-width="177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68.29pt"/>
    </style:style>
    <style:style style:name="co6" style:family="table-column">
      <style:table-column-properties fo:break-before="auto" style:column-width="178.55pt"/>
    </style:style>
    <style:style style:name="co7" style:family="table-column">
      <style:table-column-properties fo:break-before="auto" style:column-width="173.85pt"/>
    </style:style>
    <style:style style:name="co8" style:family="table-column">
      <style:table-column-properties fo:break-before="auto" style:column-width="160.36pt"/>
    </style:style>
    <style:style style:name="co9" style:family="table-column">
      <style:table-column-properties fo:break-before="auto" style:column-width="124.61pt"/>
    </style:style>
    <style:style style:name="co10" style:family="table-column">
      <style:table-column-properties fo:break-before="auto" style:column-width="170.59pt"/>
    </style:style>
    <style:style style:name="co11" style:family="table-column">
      <style:table-column-properties fo:break-before="auto" style:column-width="130.14pt"/>
    </style:style>
    <style:style style:name="co12" style:family="table-column">
      <style:table-column-properties fo:break-before="auto" style:column-width="163.5pt"/>
    </style:style>
    <style:style style:name="co13" style:family="table-column">
      <style:table-column-properties fo:break-before="auto" style:column-width="161.89pt"/>
    </style:style>
    <style:style style:name="co14" style:family="table-column">
      <style:table-column-properties fo:break-before="auto" style:column-width="136.49pt"/>
    </style:style>
    <style:style style:name="co15" style:family="table-column">
      <style:table-column-properties fo:break-before="auto" style:column-width="162.74pt"/>
    </style:style>
    <style:style style:name="co16" style:family="table-column">
      <style:table-column-properties fo:break-before="auto" style:column-width="134.11pt"/>
    </style:style>
    <style:style style:name="co17" style:family="table-column">
      <style:table-column-properties fo:break-before="auto" style:column-width="184.96pt"/>
    </style:style>
    <style:style style:name="co18" style:family="table-column">
      <style:table-column-properties fo:break-before="auto" style:column-width="123pt"/>
    </style:style>
    <style:style style:name="co19" style:family="table-column">
      <style:table-column-properties fo:break-before="auto" style:column-width="179.4pt"/>
    </style:style>
    <style:style style:name="co20" style:family="table-column">
      <style:table-column-properties fo:break-before="auto" style:column-width="148.39pt"/>
    </style:style>
    <style:style style:name="co21" style:family="table-column">
      <style:table-column-properties fo:break-before="auto" style:column-width="80.96pt"/>
    </style:style>
    <style:style style:name="co22" style:family="table-column">
      <style:table-column-properties fo:break-before="auto" style:column-width="130.96pt"/>
    </style:style>
    <style:style style:name="co23" style:family="table-column">
      <style:table-column-properties fo:break-before="auto" style:column-width="187.31pt"/>
    </style:style>
    <style:style style:name="co24" style:family="table-column">
      <style:table-column-properties fo:break-before="auto" style:column-width="138.9pt"/>
    </style:style>
    <style:style style:name="co25" style:family="table-column">
      <style:table-column-properties fo:break-before="auto" style:column-width="172.26pt"/>
    </style:style>
    <style:style style:name="co26" style:family="table-column">
      <style:table-column-properties fo:break-before="auto" style:column-width="129.4pt"/>
    </style:style>
    <style:style style:name="co27" style:family="table-column">
      <style:table-column-properties fo:break-before="auto" style:column-width="137.31pt"/>
    </style:style>
    <style:style style:name="co28" style:family="table-column">
      <style:table-column-properties fo:break-before="auto" style:column-width="164.3pt"/>
    </style:style>
    <style:style style:name="co29" style:family="table-column">
      <style:table-column-properties fo:break-before="auto" style:column-width="131.75pt"/>
    </style:style>
    <style:style style:name="co30" style:family="table-column">
      <style:table-column-properties fo:break-before="auto" style:column-width="194.46pt"/>
    </style:style>
    <style:style style:name="co31" style:family="table-column">
      <style:table-column-properties fo:break-before="auto" style:column-width="127.81pt"/>
    </style:style>
    <style:style style:name="co32" style:family="table-column">
      <style:table-column-properties fo:break-before="auto" style:column-width="133.34pt"/>
    </style:style>
    <style:style style:name="co33" style:family="table-column">
      <style:table-column-properties fo:break-before="auto" style:column-width="165.91pt"/>
    </style:style>
    <style:style style:name="co34" style:family="table-column">
      <style:table-column-properties fo:break-before="auto" style:column-width="171.44pt"/>
    </style:style>
    <style:style style:name="co35" style:family="table-column">
      <style:table-column-properties fo:break-before="auto" style:column-width="185.75pt"/>
    </style:style>
    <style:style style:name="co36" style:family="table-column">
      <style:table-column-properties fo:break-before="auto" style:column-width="145.19pt"/>
    </style:style>
    <style:style style:name="co37" style:family="table-column">
      <style:table-column-properties fo:break-before="auto" style:column-width="165.06pt"/>
    </style:style>
    <style:style style:name="co38" style:family="table-column">
      <style:table-column-properties fo:break-before="auto" style:column-width="138.16pt"/>
    </style:style>
    <style:style style:name="co39" style:family="table-column">
      <style:table-column-properties fo:break-before="auto" style:column-width="14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ta1" style:family="table" style:master-page-name="PageStyle_5f_minmax">
      <style:table-properties table:display="true" style:writing-mode="lr-tb"/>
    </style:style>
    <style:style style:name="ta2" style:family="table" style:master-page-name="PageStyle_5f_norm">
      <style:table-properties table:display="true" style:writing-mode="lr-tb"/>
    </style:style>
    <style:style style:name="ta3" style:family="table" style:master-page-name="PageStyle_5f_std">
      <style:table-properties table:display="true" style:writing-mode="lr-tb"/>
    </style:style>
    <style:style style:name="ta4" style:family="table" style:master-page-name="PageStyle_5f_rob">
      <style:table-properties table:display="true" style:writing-mode="lr-tb"/>
    </style:style>
    <style:style style:name="ta5" style:family="table" style:master-page-name="PageStyle_5f_maxabs">
      <style:table-properties table:display="true" style:writing-mode="lr-tb"/>
    </style:style>
    <style:style style:name="ta6" style:family="table" style:master-page-name="PageStyle_5f_quantile">
      <style:table-properties table:display="true" style:writing-mode="lr-tb"/>
    </style:style>
    <style:style style:name="ce1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3" style:family="table-cell" style:parent-style-name="Default">
      <style:table-cell-properties fo:background-color="#4a86e8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name-complex="Monospace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nma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Prec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ecall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F1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Prec(ma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ecall(ma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F1(macro)</text:p>
          </table:table-cell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97340405336477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96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96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96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7535371715115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46164331442121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424398767619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92012404153661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74653846346174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38717817245151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3934365311424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85344845634746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69784773695196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05681210175593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3165295180292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1342177189115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68130610887698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02387402533959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2818361665486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76015952599684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39099652549884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796638980033748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1660674062327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46687054823876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30048422509329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84192876301061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1604542194339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44010612152865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52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52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52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74027361069851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783483455597858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77713548114058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42683498081554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1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1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16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771289895603941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766415543273029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7673183490598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825353714379428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04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04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04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7477266136607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740640405027312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7409104804137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20017710230093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719377130523926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715542965420836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162247079550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809344818375475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64744652032115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96883182249794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8067019180354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789339479113842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76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76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76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606631770800789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668255461433949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6559828623098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674669227260397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548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548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548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578635645285795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528052109546091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5662074813822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362680657783997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152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152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152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368773260180959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149158490544999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23356316194639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302668182519191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0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0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0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248772079155788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8944592032148101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0353931603299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055838744224627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94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94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94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180566308453159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919092299094076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03051008989632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8896039595276857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888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888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888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17976713298386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865689550194590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89029651238988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708010194967495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04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04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04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958373278307564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367316795948496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51621850288542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58664215406318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296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296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296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745926324856005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137916287203493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39613866644856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8190689128306279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296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296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296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693384186445766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791595075735947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817155611518255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7998678392894101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798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798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798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8517742526138815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7719341730644302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10344042682375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7711930822487773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7796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7796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7796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8421680629601421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7597952446511314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792041758923844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2" office:value-type="string" calcext:value-type="string">
            <text:p>0.5002666667851852</text:p>
          </table:table-cell>
          <table:table-cell table:style-name="ce2" office:value-type="string" calcext:value-type="string">
            <text:p>MultinomialNB</text:p>
          </table:table-cell>
          <table:table-cell table:style-name="ce2" office:value-type="string" calcext:value-type="string">
            <text:p>0.4988</text:p>
          </table:table-cell>
          <table:table-cell table:style-name="ce2" office:value-type="string" calcext:value-type="string">
            <text:p>MultinomialNB</text:p>
          </table:table-cell>
          <table:table-cell table:style-name="ce2" office:value-type="string" calcext:value-type="string">
            <text:p>0.4988</text:p>
          </table:table-cell>
          <table:table-cell table:style-name="ce2" office:value-type="string" calcext:value-type="string">
            <text:p>MultinomialNB</text:p>
          </table:table-cell>
          <table:table-cell table:style-name="ce2" office:value-type="string" calcext:value-type="string">
            <text:p>0.4988</text:p>
          </table:table-cell>
          <table:table-cell table:style-name="ce2" office:value-type="string" calcext:value-type="string">
            <text:p>MultinomialNB</text:p>
          </table:table-cell>
          <table:table-cell table:style-name="ce2" office:value-type="string" calcext:value-type="string">
            <text:p>0.4995331465919701</text:p>
          </table:table-cell>
          <table:table-cell table:style-name="ce2" office:value-type="string" calcext:value-type="string">
            <text:p>MultinomialNB</text:p>
          </table:table-cell>
          <table:table-cell table:style-name="ce2" office:value-type="string" calcext:value-type="string">
            <text:p>0.33471074380165294</text:p>
          </table:table-cell>
          <table:table-cell table:style-name="ce2" office:value-type="string" calcext:value-type="string">
            <text:p>MultinomialNB</text:p>
          </table:table-cell>
          <table:table-cell table:style-name="ce2" office:value-type="string" calcext:value-type="string">
            <text:p>0.2245503378075202</text:p>
          </table:table-cell>
          <table:table-cell table:number-columns-repeated="101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rm" table:style-name="ta2"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Prec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ecall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F1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Prec(ma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ecall(ma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F1(macro)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5" office:value-type="string" calcext:value-type="string">
            <text:p>XGBClassifier</text:p>
          </table:table-cell>
          <table:table-cell table:style-name="ce5" office:value-type="string" calcext:value-type="string">
            <text:p>0.9898677294226944</text:p>
          </table:table-cell>
          <table:table-cell table:style-name="ce5" office:value-type="string" calcext:value-type="string">
            <text:p>BaggingClassifier</text:p>
          </table:table-cell>
          <table:table-cell table:style-name="ce5" office:value-type="string" calcext:value-type="string">
            <text:p>0.9884</text:p>
          </table:table-cell>
          <table:table-cell table:style-name="ce5" office:value-type="string" calcext:value-type="string">
            <text:p>BaggingClassifier</text:p>
          </table:table-cell>
          <table:table-cell table:style-name="ce5" office:value-type="string" calcext:value-type="string">
            <text:p>0.9884</text:p>
          </table:table-cell>
          <table:table-cell table:style-name="ce5" office:value-type="string" calcext:value-type="string">
            <text:p>BaggingClassifier</text:p>
          </table:table-cell>
          <table:table-cell table:style-name="ce5" office:value-type="string" calcext:value-type="string">
            <text:p>0.9884</text:p>
          </table:table-cell>
          <table:table-cell table:style-name="ce5" office:value-type="string" calcext:value-type="string">
            <text:p>VotingClassifier</text:p>
          </table:table-cell>
          <table:table-cell table:style-name="ce5" office:value-type="string" calcext:value-type="string">
            <text:p>0.9891783193917499</text:p>
          </table:table-cell>
          <table:table-cell table:style-name="ce5" office:value-type="string" calcext:value-type="string">
            <text:p>QuadraticDiscriminantAnalysis</text:p>
          </table:table-cell>
          <table:table-cell table:style-name="ce5" office:value-type="string" calcext:value-type="string">
            <text:p>0.9812607674778479</text:p>
          </table:table-cell>
          <table:table-cell table:style-name="ce5" office:value-type="string" calcext:value-type="string">
            <text:p>BaggingClassifier</text:p>
          </table:table-cell>
          <table:table-cell table:style-name="ce5" office:value-type="string" calcext:value-type="string">
            <text:p>0.9798940769554187</text:p>
          </table:table-cell>
          <table:table-cell table:style-name="ce8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73348397636326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8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8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8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81918269896167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738867333906637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795385355470511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73347508154449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76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76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76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70847732812145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736192106512309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784044036565049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66674615114643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72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72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72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61930190523459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722638614364866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781056129465701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62673728003137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72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72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72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31566549787523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70762734918706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779093912165276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24023047121354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68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68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68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28281508407137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702895474645707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777879946822775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09348373932611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48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48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48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744529077395003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678022492673645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76960786822899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01368779867607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792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792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792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66319145185199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35199148233745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44616280773392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65334387318987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632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632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632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54145599910509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529837196600086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56670505172613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617345632005465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44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44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44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512817321075127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478810334164066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514912662217648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342453951312868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906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906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906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275442907021855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8648873664861586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8908988781435525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296014845043634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2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2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2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926147578838127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7524468765975184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7711596598959615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9023908975366952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7656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7656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7656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8286978529941722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7336087289122774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769215927354169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8377333637333468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7592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7592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7592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7962349783925647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7235352913729253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7441187933391907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060002864593866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6584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6584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6584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7947190250290358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5642403517342452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6022927016508531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6670813097546562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5372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5372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5372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7090379969895243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4023337730203653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3600364496955593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5608018882971355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5292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5292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5292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705399405374114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40080952784687746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34087161462158555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547184552763505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512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512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512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5225786498015963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36973348852151533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3370437455057084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5425332587258928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5072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5072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5072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3734367254846655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35146667443376595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3096987382443165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5102667586963372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4984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4984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4984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3601843786021266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3471303163535699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2665032612357512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5094671138964951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4572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4572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4572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3547554399588959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34317774718360944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25880960925796864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5029336007704892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4152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4152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41520000000000007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3327991452991453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3334570493827944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22294069868738345</text:p>
          </table:table-cell>
          <table:table-cell table:style-name="ce6" table:number-columns-repeated="12"/>
          <table:table-cell table:number-columns-repeated="998"/>
        </table:table-row>
        <table:table-row table:style-name="ro1">
          <table:table-cell table:style-name="ce6" table:number-columns-repeated="4"/>
          <table:table-cell table:style-name="ce7" table:number-columns-repeated="2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6" table:number-columns-repeated="26"/>
          <table:table-cell table:number-columns-repeated="998"/>
        </table:table-row>
        <table:table-row table:style-name="ro1" table:number-rows-repeated="975">
          <table:table-cell table:style-name="ce6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d" table:style-name="ta3"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Prec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ecall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F1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Prec(ma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ecall(ma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F1(macro)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olyKernelSVM</text:p>
          </table:table-cell>
          <table:table-cell table:style-name="ce5" office:value-type="string" calcext:value-type="string">
            <text:p>0.9902671963261614</text:p>
          </table:table-cell>
          <table:table-cell table:style-name="ce5" office:value-type="string" calcext:value-type="string">
            <text:p>GradientBoostingClassifier</text:p>
          </table:table-cell>
          <table:table-cell table:style-name="ce5" office:value-type="string" calcext:value-type="string">
            <text:p>0.9896</text:p>
          </table:table-cell>
          <table:table-cell table:style-name="ce5" office:value-type="string" calcext:value-type="string">
            <text:p>GradientBoostingClassifier</text:p>
          </table:table-cell>
          <table:table-cell table:style-name="ce5" office:value-type="string" calcext:value-type="string">
            <text:p>0.9896</text:p>
          </table:table-cell>
          <table:table-cell table:style-name="ce5" office:value-type="string" calcext:value-type="string">
            <text:p>GradientBoostingClassifier</text:p>
          </table:table-cell>
          <table:table-cell table:style-name="ce5" office:value-type="string" calcext:value-type="string">
            <text:p>0.9896</text:p>
          </table:table-cell>
          <table:table-cell table:style-name="ce5" office:value-type="string" calcext:value-type="string">
            <text:p>VotingClassifier</text:p>
          </table:table-cell>
          <table:table-cell table:style-name="ce5" office:value-type="string" calcext:value-type="string">
            <text:p>0.9878249816143486</text:p>
          </table:table-cell>
          <table:table-cell table:style-name="ce5" office:value-type="string" calcext:value-type="string">
            <text:p>QuadraticDiscriminantAnalysis</text:p>
          </table:table-cell>
          <table:table-cell table:style-name="ce5" office:value-type="string" calcext:value-type="string">
            <text:p>0.9838717817245151</text:p>
          </table:table-cell>
          <table:table-cell table:style-name="ce5" office:value-type="string" calcext:value-type="string">
            <text:p>VotingClassifier</text:p>
          </table:table-cell>
          <table:table-cell table:style-name="ce5" office:value-type="string" calcext:value-type="string">
            <text:p>0.983676122235983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92012404153661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6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6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6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7535371715115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02387402533959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3165295180292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88012401783289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69784773695196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797257560281053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2818361665486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84010622819537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68130610887698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796638980033748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1660674062327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0009732152473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31761673369521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783483455597858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1604542194339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59996392294693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76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76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76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30048422509329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766415543273029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79478145503665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53337721483431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52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52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52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801777558102343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759209347742456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77713548114058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850675498670591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1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1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16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7477266136607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740640405027312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73346883037612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46687054823876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04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04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04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59995811955579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96883182249794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162247079550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42683498081554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796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796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796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719377130523926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67055242724737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69636317075587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834692382233652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68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68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68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678058133242913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668255461433949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8067019180354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809344818375475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676287081937515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653795967914189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66281258784020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786674589040558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676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676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67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64744652032115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637015476714371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6559828623098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721347450080348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632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632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632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638469841374292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435068972418531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54709997329735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67735277037901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58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58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58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578635645285795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37747468146722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49636919271804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602690520306899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292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292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292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438144975943912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295189089455643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33744483415949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548010491263923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268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268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268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413687668189223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227981090573798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31953466558115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504013147857695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06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06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06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248772079155788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928390228296966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97224332768804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302668182519191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0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0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08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919103727410991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865689550194590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89029651238988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9205348151117697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912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912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912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021084450912259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648113777238439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85804616578151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977339182817415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04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04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04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958373278307564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620419454122877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73544741975032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7675930822487772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524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524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524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834217841059554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7719341730644302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103440426823755</text:p>
          </table:table-cell>
          <table:table-cell table:number-columns-repeated="101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b" table:style-name="ta4">
        <table:table-column table:style-name="co12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Prec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ecall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F1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Prec(ma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ecall(ma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F1(macro)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PolyKernelSVM</text:p>
          </table:table-cell>
          <table:table-cell table:style-name="ce5" office:value-type="string" calcext:value-type="string">
            <text:p>0.9910664854517715</text:p>
          </table:table-cell>
          <table:table-cell table:style-name="ce5" office:value-type="string" calcext:value-type="string">
            <text:p>GradientBoostingClassifier</text:p>
          </table:table-cell>
          <table:table-cell table:style-name="ce5" office:value-type="string" calcext:value-type="string">
            <text:p>0.9896</text:p>
          </table:table-cell>
          <table:table-cell table:style-name="ce5" office:value-type="string" calcext:value-type="string">
            <text:p>GradientBoostingClassifier</text:p>
          </table:table-cell>
          <table:table-cell table:style-name="ce5" office:value-type="string" calcext:value-type="string">
            <text:p>0.9896</text:p>
          </table:table-cell>
          <table:table-cell table:style-name="ce5" office:value-type="string" calcext:value-type="string">
            <text:p>GradientBoostingClassifier</text:p>
          </table:table-cell>
          <table:table-cell table:style-name="ce5" office:value-type="string" calcext:value-type="string">
            <text:p>0.9896</text:p>
          </table:table-cell>
          <table:table-cell table:style-name="ce5" office:value-type="string" calcext:value-type="string">
            <text:p>VotingClassifier</text:p>
          </table:table-cell>
          <table:table-cell table:style-name="ce5" office:value-type="string" calcext:value-type="string">
            <text:p>0.9875940479822617</text:p>
          </table:table-cell>
          <table:table-cell table:style-name="ce5" office:value-type="string" calcext:value-type="string">
            <text:p>QuadraticDiscriminantAnalysis</text:p>
          </table:table-cell>
          <table:table-cell table:style-name="ce5" office:value-type="string" calcext:value-type="string">
            <text:p>0.9838717817245151</text:p>
          </table:table-cell>
          <table:table-cell table:style-name="ce5" office:value-type="string" calcext:value-type="string">
            <text:p>GradientBoostingClassifier</text:p>
          </table:table-cell>
          <table:table-cell table:style-name="ce5" office:value-type="string" calcext:value-type="string">
            <text:p>0.983165295180292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92012404153661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7535371715115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02387402533959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2819647187840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88015069043735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69784773695196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796638980033748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2818361665486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84010622819537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68130610887698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795378268309832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2621215700665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82680845043337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59446566534732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783483455597858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1660674062327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0009732152473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6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6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6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30048422509329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782864875350552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1604542194339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865335062519287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6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6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6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827889317041395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76885045200096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7946954615525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59996392294693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52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52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52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21254085467793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766415543273029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77713548114058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46687054823876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832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832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832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815439502470986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740640405027312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76594125362729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42683498081554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828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828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828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7477266136607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15389161474342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63828756691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841356386380615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1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1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16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741737927516795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708821252321718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162247079550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816020376305353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04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04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04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71937713052392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96883182249794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68949336271332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809344818375475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700484375922972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668255461433949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8067019180354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786674589040558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736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736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736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698548905040107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644615794857835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6559828623098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738686122675315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716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716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71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64744652032115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508604561786602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59516454871293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71868167526593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70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70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704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63436883582108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502347624988298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57944063656330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710686115564199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576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576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576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578635645285795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472742768474882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56515004813760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656014986080734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42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42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42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470531437018482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371312910860808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41189843028899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593360784012201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368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368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368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404840473026059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830150841297973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0709039905890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302668182519191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0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0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0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24877207915578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865689550194590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89029651238988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919868237037735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896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896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896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9179499708293811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607862803803649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84619999749113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7675930822487772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04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04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04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958373278307564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7719341730644302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103440426823755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7" table:number-columns-repeated="2"/>
          <table:table-cell table:number-columns-repeated="101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abs" table:style-name="ta5">
        <table:table-column table:style-name="co33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Prec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ecall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F1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Prec(ma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ecall(ma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F1(macro)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PolyKernelSVM</text:p>
          </table:table-cell>
          <table:table-cell table:style-name="ce5" office:value-type="string" calcext:value-type="string">
            <text:p>0.9897342184300231</text:p>
          </table:table-cell>
          <table:table-cell table:style-name="ce5" office:value-type="string" calcext:value-type="string">
            <text:p>PolyKernelSVM</text:p>
          </table:table-cell>
          <table:table-cell table:style-name="ce5" office:value-type="string" calcext:value-type="string">
            <text:p>0.9897342184300231</text:p>
          </table:table-cell>
          <table:table-cell table:style-name="ce5" office:value-type="string" calcext:value-type="string">
            <text:p>PolyKernelSVM</text:p>
          </table:table-cell>
          <table:table-cell table:style-name="ce5" office:value-type="string" calcext:value-type="string">
            <text:p>0.9904</text:p>
          </table:table-cell>
          <table:table-cell table:style-name="ce5" office:value-type="string" calcext:value-type="string">
            <text:p>PolyKernelSVM</text:p>
          </table:table-cell>
          <table:table-cell table:style-name="ce5" office:value-type="string" calcext:value-type="string">
            <text:p>0.9904</text:p>
          </table:table-cell>
          <table:table-cell table:style-name="ce5" office:value-type="string" calcext:value-type="string">
            <text:p>PolyKernelSVM</text:p>
          </table:table-cell>
          <table:table-cell table:style-name="ce5" office:value-type="string" calcext:value-type="string">
            <text:p>0.9893266048662935</text:p>
          </table:table-cell>
          <table:table-cell table:style-name="ce5" office:value-type="string" calcext:value-type="string">
            <text:p>PolyKernelSVM</text:p>
          </table:table-cell>
          <table:table-cell table:style-name="ce5" office:value-type="string" calcext:value-type="string">
            <text:p>0.9869201278802913</text:p>
          </table:table-cell>
          <table:table-cell table:style-name="ce5" office:value-type="string" calcext:value-type="string">
            <text:p>PolyKernelSVM</text:p>
          </table:table-cell>
          <table:table-cell table:style-name="ce5" office:value-type="string" calcext:value-type="string">
            <text:p>0.98808500486900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92012404153661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92012404153661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96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96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79212783855579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38717817245151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3165295180292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85344845634746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85344845634746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6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6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7535371715115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02387402533959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3118063881445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1342177189115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1342177189115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69784773695196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796638980033748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2818361665486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77349288303388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77349288303388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8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68130610887698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785540102744882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1660674062327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46687054823876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46687054823876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30048422509329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783483455597858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1604542194339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44010612152865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44010612152865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52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852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82456559763085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766415543273029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77713548114058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42683498081554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42683498081554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1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16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7477266136607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740640405027312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574316467746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36014164154443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36014164154443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04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804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752155101142431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37122139751264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162247079550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809344818375475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809344818375475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64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71937713052392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96883182249794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69422704414132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808023931862488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808023931862488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6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64744652032115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668255461433949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8067019180354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789339479113842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789339479113842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72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72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578635645285795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646250923063997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6559828623098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524046052761209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524046052761209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228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228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414157448572716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215274481406737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309879153231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302668182519191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302668182519191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0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00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248772079155788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073074081401122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11529528189306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229342833189408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229342833189408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8936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8936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196678204221961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88526533199447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89029651238988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808016456896203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808016456896203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04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0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8972192069812368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712131305505201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888029850738944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848401900919363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848401900919363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862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8624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958373278307564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690535308868125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8035622643718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411117685533787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411117685533787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592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592000000000001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89349003953775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8656895501945908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60231990266023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153356670232595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153356670232595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364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364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676703157444455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7814780443905106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10344042682375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8049347743413812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8049347743413812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7932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7932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481796412267059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7719341730644302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09280587110285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7711930822487773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7711930822487773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7524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7524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8253643178661202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7497845783474419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77655623308863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7709357400899586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7709357400899586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5688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5688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7898363479758829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5716273149656815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5128703374214282</text:p>
          </table:table-cell>
          <table:table-cell table:number-columns-repeated="101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ntile" table:style-name="ta6">
        <table:table-column table:style-name="co33" table:default-cell-style-name="Default"/>
        <table:table-column table:style-name="co39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Prec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ecall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F1(mi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Prec(ma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ecall(macro)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F1(macro)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XGBClassifier</text:p>
          </table:table-cell>
          <table:table-cell table:style-name="ce5" office:value-type="string" calcext:value-type="string">
            <text:p>0.9893346626968871</text:p>
          </table:table-cell>
          <table:table-cell table:style-name="ce5" office:value-type="string" calcext:value-type="string">
            <text:p>GradientBoostingClassifier</text:p>
          </table:table-cell>
          <table:table-cell table:style-name="ce5" office:value-type="string" calcext:value-type="string">
            <text:p>0.9896</text:p>
          </table:table-cell>
          <table:table-cell table:style-name="ce5" office:value-type="string" calcext:value-type="string">
            <text:p>GradientBoostingClassifier</text:p>
          </table:table-cell>
          <table:table-cell table:style-name="ce5" office:value-type="string" calcext:value-type="string">
            <text:p>0.9896</text:p>
          </table:table-cell>
          <table:table-cell table:style-name="ce5" office:value-type="string" calcext:value-type="string">
            <text:p>GradientBoostingClassifier</text:p>
          </table:table-cell>
          <table:table-cell table:style-name="ce5" office:value-type="string" calcext:value-type="string">
            <text:p>0.9896</text:p>
          </table:table-cell>
          <table:table-cell table:style-name="ce5" office:value-type="string" calcext:value-type="string">
            <text:p>RandomForestClassifier</text:p>
          </table:table-cell>
          <table:table-cell table:style-name="ce5" office:value-type="string" calcext:value-type="string">
            <text:p>0.9876548213902145</text:p>
          </table:table-cell>
          <table:table-cell table:style-name="ce5" office:value-type="string" calcext:value-type="string">
            <text:p>VotingClassifier</text:p>
          </table:table-cell>
          <table:table-cell table:style-name="ce5" office:value-type="string" calcext:value-type="string">
            <text:p>0.9827878964753326</text:p>
          </table:table-cell>
          <table:table-cell table:style-name="ce5" office:value-type="string" calcext:value-type="string">
            <text:p>VotingClassifier</text:p>
          </table:table-cell>
          <table:table-cell table:style-name="ce5" office:value-type="string" calcext:value-type="string">
            <text:p>0.984015705459044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84010622819537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68741554511655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799093594892326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831666281172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78676397633954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92</text:p>
          </table:table-cell>
          <table:table-cell table:style-name="ce2" office:value-type="string" calcext:value-type="string">
            <text:p>VotingClassifier</text:p>
          </table:table-cell>
          <table:table-cell table:style-name="ce2" office:value-type="string" calcext:value-type="string">
            <text:p>0.9853003268511347</text:p>
          </table:table-cell>
          <table:table-cell table:style-name="ce2" office:value-type="string" calcext:value-type="string">
            <text:p>GradientBoostingClassifier</text:p>
          </table:table-cell>
          <table:table-cell table:style-name="ce2" office:value-type="string" calcext:value-type="string">
            <text:p>0.9796020399786443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282092488494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878675509337264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84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27366941676897</text:p>
          </table:table-cell>
          <table:table-cell table:style-name="ce2" office:value-type="string" calcext:value-type="string">
            <text:p>RandomForestClassifier</text:p>
          </table:table-cell>
          <table:table-cell table:style-name="ce2" office:value-type="string" calcext:value-type="string">
            <text:p>0.9782246295103247</text:p>
          </table:table-cell>
          <table:table-cell table:style-name="ce2" office:value-type="string" calcext:value-type="string">
            <text:p>XGBClassifier</text:p>
          </table:table-cell>
          <table:table-cell table:style-name="ce2" office:value-type="string" calcext:value-type="string">
            <text:p>0.98130719551869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64021282379829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64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64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64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10424879834924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74636912139688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7757032346306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5999728177657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2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2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82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769006619041058</text:p>
          </table:table-cell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742559109259824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75378511442016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aggingClassifier</text:p>
          </table:table-cell>
          <table:table-cell table:style-name="ce2" office:value-type="string" calcext:value-type="string">
            <text:p>0.9844006163558294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12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12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812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743815574634369</text:p>
          </table:table-cell>
          <table:table-cell table:style-name="ce2" office:value-type="string" calcext:value-type="string">
            <text:p>MLPClassifier</text:p>
          </table:table-cell>
          <table:table-cell table:style-name="ce2" office:value-type="string" calcext:value-type="string">
            <text:p>0.974045920475285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73951074763593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841345718524023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784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784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784</text:p>
          </table:table-cell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732757381777798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72662598167772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73511352852444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olyKernelSVM</text:p>
          </table:table-cell>
          <table:table-cell table:style-name="ce2" office:value-type="string" calcext:value-type="string">
            <text:p>0.9816012375709203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772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772</text:p>
          </table:table-cell>
          <table:table-cell table:style-name="ce2" office:value-type="string" calcext:value-type="string">
            <text:p>NuSVC</text:p>
          </table:table-cell>
          <table:table-cell table:style-name="ce2" office:value-type="string" calcext:value-type="string">
            <text:p>0.9772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2798808192727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71065728693299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893082597260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794679036449943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28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28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28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692645314444652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686734044330527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68288439621836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786680811858138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24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24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24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68468540275822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658953206495063</text:p>
          </table:table-cell>
          <table:table-cell table:style-name="ce2" office:value-type="string" calcext:value-type="string">
            <text:p>RbfKernelSVM</text:p>
          </table:table-cell>
          <table:table-cell table:style-name="ce2" office:value-type="string" calcext:value-type="string">
            <text:p>0.967564989970643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785343028745048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716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716</text:p>
          </table:table-cell>
          <table:table-cell table:style-name="ce2" office:value-type="string" calcext:value-type="string">
            <text:p>SVC</text:p>
          </table:table-cell>
          <table:table-cell table:style-name="ce2" office:value-type="string" calcext:value-type="string">
            <text:p>0.9716</text:p>
          </table:table-cell>
          <table:table-cell table:style-name="ce2" office:value-type="string" calcext:value-type="string">
            <text:p>DecisionTreeClassifier</text:p>
          </table:table-cell>
          <table:table-cell table:style-name="ce2" office:value-type="string" calcext:value-type="string">
            <text:p>0.966844242793267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655190777453956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67027055988015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694673662817923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664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664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66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66587562769742</text:p>
          </table:table-cell>
          <table:table-cell table:style-name="ce2" office:value-type="string" calcext:value-type="string">
            <text:p>ExtraTreesClassifier</text:p>
          </table:table-cell>
          <table:table-cell table:style-name="ce2" office:value-type="string" calcext:value-type="string">
            <text:p>0.961621253167640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62035005614721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692006999706815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66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664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664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665864408026117</text:p>
          </table:table-cell>
          <table:table-cell table:style-name="ce2" office:value-type="string" calcext:value-type="string">
            <text:p>SGDClassifier</text:p>
          </table:table-cell>
          <table:table-cell table:style-name="ce2" office:value-type="string" calcext:value-type="string">
            <text:p>0.9582888503481833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61661033280638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689341218966468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632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632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632</text:p>
          </table:table-cell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583285913818621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560072168656794</text:p>
          </table:table-cell>
          <table:table-cell table:style-name="ce2" office:value-type="string" calcext:value-type="string">
            <text:p>LinearSVM</text:p>
          </table:table-cell>
          <table:table-cell table:style-name="ce2" office:value-type="string" calcext:value-type="string">
            <text:p>0.960881834827807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inearDiscriminantAnalysis</text:p>
          </table:table-cell>
          <table:table-cell table:style-name="ce2" office:value-type="string" calcext:value-type="string">
            <text:p>0.9665347431117377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564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564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564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58138463139281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532638350975606</text:p>
          </table:table-cell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55272847653368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ogisticRegression</text:p>
          </table:table-cell>
          <table:table-cell table:style-name="ce2" office:value-type="string" calcext:value-type="string">
            <text:p>0.9650686987268291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516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516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516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536763724727949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523934970153384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52841064360766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0.960667630755984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46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46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46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489567512927617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508572839722637</text:p>
          </table:table-cell>
          <table:table-cell table:style-name="ce2" office:value-type="string" calcext:value-type="string">
            <text:p>QuadraticDiscriminantAnalysis</text:p>
          </table:table-cell>
          <table:table-cell table:style-name="ce2" office:value-type="string" calcext:value-type="string">
            <text:p>0.949573043471429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43466911585294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42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42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42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346529404493275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375887136357003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28862144170817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361341106373825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26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26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926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9233261634416036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774810739437466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896750604368515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9174661920590484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9104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9104</text:p>
          </table:table-cell>
          <table:table-cell table:style-name="ce2" office:value-type="string" calcext:value-type="string">
            <text:p>RidgeClassifier</text:p>
          </table:table-cell>
          <table:table-cell table:style-name="ce2" office:value-type="string" calcext:value-type="string">
            <text:p>0.9103999999999999</text:p>
          </table:table-cell>
          <table:table-cell table:style-name="ce2" office:value-type="string" calcext:value-type="string">
            <text:p>GaussianNB</text:p>
          </table:table-cell>
          <table:table-cell table:style-name="ce2" office:value-type="string" calcext:value-type="string">
            <text:p>0.9213556860465281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562225808417575</text:p>
          </table:table-cell>
          <table:table-cell table:style-name="ce2" office:value-type="string" calcext:value-type="string">
            <text:p>PassiveAggressiveClassifier</text:p>
          </table:table-cell>
          <table:table-cell table:style-name="ce2" office:value-type="string" calcext:value-type="string">
            <text:p>0.88625269426148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7675930822487772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8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956529212304116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7716047923002668</text:p>
          </table:table-cell>
          <table:table-cell table:style-name="ce2" office:value-type="string" calcext:value-type="string">
            <text:p>AdaBoostClassifier</text:p>
          </table:table-cell>
          <table:table-cell table:style-name="ce2" office:value-type="string" calcext:value-type="string">
            <text:p>0.810043567879016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7" table:number-columns-repeated="2"/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nmax" style:display-name="PageStyle_min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" style:display-name="PageStyle_n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d" style:display-name="PageStyle_st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b" style:display-name="PageStyle_ro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abs" style:display-name="PageStyle_maxa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antile" style:display-name="PageStyle_quanti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946" meta:object-count="0"/>
    <meta:generator>LibreOfficeDev/6.0.5.2$Linux_X86_64 LibreOffice_project/</meta:generator>
  </office:meta>
</office:document-meta>
</file>